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80000157F000019A212AA49E7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00%"/>
      <style:text-properties fo:color="#0021cb" fo:font-size="11pt" fo:language="en" fo:country="none" fo:font-weight="bold" style:font-size-asian="11pt" style:font-weight-asian="bold" style:font-size-complex="11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color="#0021cb" fo:font-size="11pt" fo:language="en" fo:country="none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>
      <style:paragraph-properties fo:margin-top="0in" fo:margin-bottom="0.139in" fo:line-height="115%">
        <style:tab-stops/>
      </style:paragraph-properties>
      <style:text-properties fo:color="#0021cb" fo:font-size="11pt" fo:language="en" fo:country="none" fo:font-weight="bold" style:font-size-asian="11pt" style:font-weight-asian="bold" style:font-size-complex="11pt" style:font-weight-complex="bold"/>
    </style:style>
    <style:style style:name="P4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color="#0021cb" fo:font-size="11pt" fo:language="en" fo:country="none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NL2 - D --&gt; I regard the furrocious moirail stoically</text:p>
      <text:p text:style-name="P2">D --&gt; I mean</text:p>
      <text:p text:style-name="P2">D --&gt; I greet Ms. Leijon without issuing a statement of a%ion in the first person</text:p>
      <text:p text:style-name="P2">D --&gt; Mr Zahhak, I mean I, will probably be feeling b100 about that from some time, yes</text:p>
      <text:p text:style-name="P2">D --&gt; But he is, darn it, I am, e%ceptionally STRONG and will cope with it admirably</text:p>
      <text:p text:style-name="P2">D --&gt; Even though</text:p>
      <text:p text:style-name="P2">D --&gt; She didn’t even say goodbye for some reason</text:p>
      <text:p text:style-name="P2">D --&gt; Nepeta, for goodness sa%es, a man can only di%uss feelings for so much time</text:p>
      <text:p text:style-name="P2">D --&gt; How long have we already spent in the roboti% pile</text:p>
      <text:p text:style-name="P2">D --&gt; I believe it was at least an hour</text:p>
      <text:p text:style-name="P2">D --&gt; We e%amined my emotional state until we were both b100 in the face</text:p>
      <text:p text:style-name="P2">D --&gt; What</text:p>
      <text:p text:style-name="P2">D --&gt; I know</text:p>
      <text:p text:style-name="P1"><draw:frame draw:style-name="fr1" text:anchor-type="as-char" svg:width="2.1665in" svg:height="2.5835in" draw:z-index="0"><draw:image xlink:href="Pictures/200000080000157F000019A212AA49E7.wmf" xlink:type="simple" xlink:show="embed" xlink:actuate="onLoad"/></draw:frame></text:p>
      <text:p text:style-name="P3">NL3 - D --&gt; Nepeta, I think it would behoove us to address the e%treme danger in a serious manner</text:p>
      <text:p text:style-name="P3">D --&gt; That’s because you still refuse to 100k upon our b100dlines <text:soft-page-break/>as the deciding behooviroal factors they are</text:p>
      <text:p text:style-name="P3">D --&gt; Behavioral</text:p>
      <text:p text:style-name="P3">D --&gt; Sorry, my heart is galloping and I canter nunciate properly</text:p>
      <text:p text:style-name="P3">D --&gt; The horst case scenario is upon us</text:p>
      <text:p text:style-name="P3">D --&gt; His is the richest and most novle b100d possible among the high land dwellers</text:p>
      <text:p text:style-name="P3">D --&gt; As such, he is prone to being more violent and unpredictable than any of us</text:p>
      <text:p text:style-name="P3">D --&gt; Not everyone has been as lucky as I in the domain of moirallegiance</text:p>
      <text:p text:style-name="P3">D --&gt; I udder to think what I might be without you, Nepeta</text:p>
      <text:p text:style-name="P3">D --&gt; Shudder</text:p>
      <text:p text:style-name="P3">D --&gt; Yes, which is among the reasons why I must make your prote%ion a high priority</text:p>
      <text:p text:style-name="P3">D --&gt; The highb100d has joined a stable of those who are becoming increasingly volatile and murderous as we remain stranded in this laboratory</text:p>
      <text:p text:style-name="P3">D --&gt; I command you to steer clear of them, do you understand</text:p>
      <text:p text:style-name="P3">D --&gt; Yes</text:p>
      <text:p text:style-name="P3">D --&gt; E%cellent</text:p>
      <text:p text:style-name="P3">D --&gt; I would still prefur you hide, I mean prefer</text:p>
      <text:p text:style-name="P3">D --&gt; Behind that gait</text:p>
      <text:p text:style-name="P3">D --&gt; I mean that door over there, you goshdarned sillyface</text:p>
      <text:p text:style-name="P3">NL4 - D --&gt; I will now seek the highb100d, Nepeta</text:p>
      <text:p text:style-name="P3">D --&gt; I command you to go hide, as we di%ussed</text:p>
      <text:p text:style-name="P3">D --&gt; I will e%act caution, even when safety 100% to be 100% assured</text:p>
      <text:p text:style-name="P3">D --&gt; Even so</text:p>
      <text:p text:style-name="P3">D --&gt; I would still like to take the opportunity to say</text:p>
      <text:p text:style-name="P3">D --&gt; Goodbye</text:p>
      <text:p text:style-name="P3"><text:soft-page-break/>D --&gt; Yes, you will</text:p>
      <text:p text:style-name="P3">NL5 - D --&gt; For pete’s goodfornothing di%ie whistling SA%ES, Nepeta</text:p>
      <text:p text:style-name="P3">D --&gt; I am through talking about feelings, now go hide like I commanded</text:p>
      <text:p text:style-name="P3">D --&gt; I do not hoove claws</text:p>
      <text:p text:style-name="P3">D --&gt; I mean have claws</text:p>
      <text:p text:style-name="P3">D --&gt; *Mr. Zahhak rolls his eyes, which remain concealed and a100f as ever*</text:p>
      <text:p text:style-name="P3">D --&gt; I suppose</text:p>
      <text:p text:style-name="P3">D --&gt; You did</text:p>
      <text:p text:style-name="P3">D --&gt; Uh huh</text:p>
      <text:p text:style-name="P3">D --&gt; That’s a nice thought, and thank you for sharing it</text:p>
      <text:p text:style-name="P3">D --&gt; But it was only a dream, and will surely have no consequence in reality</text:p>
      <text:p text:style-name="P3">D --&gt; Maybe</text:p>
      <text:p text:style-name="P3">D --&gt; Okay, just for a while though</text:p>
      <text:p text:style-name="P3">NL6 - <text:s/>D --&gt; :33 &lt; *I, a mu%ular man who is clearly a feline-obsessed female at the moment, do something suitably cat-like in accordance with the nature of this juvenile theatrical amusement*</text:p>
      <text:p text:style-name="P3">D --&gt; That’s not how I talk</text:p>
      <text:p text:style-name="P3">D --&gt; <text:s/>Oh good grief</text:p>
      <text:p text:style-name="P3">D --&gt; Fine</text:p>
      <text:p text:style-name="P3">D --&gt; :33 &lt; *I , again as a lithe clawed female wearing a preposterous hood, I mean prepawsterous, strike a supine posture on the floor, darn it, pawsture*</text:p>
      <text:p text:style-name="P3">D --&gt; :33 &lt; *The e%posed belly commands to be scratched*</text:p>
      <text:p text:style-name="P3">D --&gt; :33 &lt; *It commands it, do as it says*</text:p>
      <text:p text:style-name="P3">D --&gt; :33 &lt; *The scruffy haired, saucer eyed smart alec takes issue with the tone of the girl currently posing as said hulking brute*</text:p>
      <text:p text:style-name="P3"><text:soft-page-break/>D --&gt; :33 &lt; *She/he wonders if he/she appurreciates that the pawerful nobleman currently meow%querading as her/him would be more than happy to accommeowdate said cuddly stuff, outrageous STRONGESS purrmitting*</text:p>
      <text:p text:style-name="P3">D --&gt; Language</text:p>
      <text:p text:style-name="P3">D --&gt; What am I doing wrong</text:p>
      <text:p text:style-name="P3">D --&gt; How would you recommend I approach the absurdist charade, then</text:p>
      <text:p text:style-name="P3">D --&gt; I was having fun</text:p>
      <text:p text:style-name="P3">D --&gt; The line about the belly scratching was e%ceptionally playful, and I am to be commended</text:p>
      <text:p text:style-name="P3">D --&gt; You will commend me, I command it</text:p>
      <text:p text:style-name="P3">D --&gt; I think I’m out of material though</text:p>
      <text:p text:style-name="P3">D --&gt; I don’t actually know that much about cats</text:p>
      <text:p text:style-name="P3">D --&gt; Very well, here is your hood</text:p>
      <text:p text:style-name="P3">D --&gt; I</text:p>
      <text:p text:style-name="P3">D --&gt; I can’t tell you how touching I find this gesture, Nepeta</text:p>
      <text:p text:style-name="P3">D --&gt; Thank you, from the very bottom of my ludi%ly powerful cardiova%ular system</text:p>
      <text:p text:style-name="P3">_</text:p>
      <text:p text:style-name="P3">GM2: =005338</text:p>
      <text:p text:style-name="P3">D --&gt; Ah, it's you Pyrope</text:p>
      <text:p text:style-name="P3">D --&gt; Have you seen the highb100d about</text:p>
      <text:p text:style-name="P3">Pardon, "smelled"</text:p>
      <text:p text:style-name="P3">Peasantb100d</text:p>
      <text:p text:style-name="P3">Is that a joke</text:p>
      <text:p text:style-name="P3">The profanity is sickening</text:p>
      <text:p text:style-name="P3">You'll stop</text:p>
      <text:p text:style-name="P3">You are not Pyrope</text:p>
      <text:p text:style-name="P3"><text:soft-page-break/>You are the highb100d, I should have known</text:p>
      <text:p text:style-name="P3">Remove your counterfeit eyewear at once</text:p>
      <text:p text:style-name="P3">Uh</text:p>
      <text:p text:style-name="P3">If you please, sir</text:p>
      <text:p text:style-name="P3">What</text:p>
      <text:p text:style-name="P3">We really should talk</text:p>
      <text:p text:style-name="P3">What was that</text:p>
      <text:p text:style-name="P3">The volume of your voice keeps flu%uating</text:p>
      <text:p text:style-name="P3">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1" meta:object-count="0" meta:page-count="5" meta:paragraph-count="91" meta:word-count="923" meta:character-count="4213"/>
    <meta:generator>OpenOffice/4.1.2$Win32 OpenOffice.org_project/412m3$Build-9782</meta:generator>
  </office:meta>
</office:document-meta>
</file>